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731cm" svg:height="2.032cm" svg:x="2.85cm" svg:y="4.532cm">
          <text:p text:style-name="P1">Master Ag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699cm" svg:height="1.778cm" svg:x="3.866cm" svg:y="8.493cm">
          <text:p text:style-name="P1">Agent 1</text:p>
          <text:p text:style-name="P1">(Q-learn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842cm" svg:height="2.667cm" draw:transform="rotate (-1.5707963267949) translate (28.451cm 13.06cm)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881cm" svg:height="1.778cm" svg:x="10.067cm" svg:y="7.093cm">
          <text:p text:style-name="P1">Measurement devi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067cm" svg:y1="7.982cm" svg:x2="6.215cm" svg:y2="8.493cm" draw:start-shape="id1" draw:start-glue-point="3" draw:end-shape="id2" draw:end-glue-point="0" svg:d="m10067 7982h-3852v511" svg:viewBox="0 0 3853 512">
          <text:p/>
        </draw:connector>
        <draw:custom-shape draw:style-name="gr1" draw:text-style-name="P1" xml:id="id3" draw:id="id3" draw:layer="layout" svg:width="7.881cm" svg:height="1.778cm" svg:x="10.068cm" svg:y="9.893cm">
          <text:p text:style-name="P1">Traffic control devi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15cm" svg:y1="10.271cm" svg:x2="10.068cm" svg:y2="10.782cm" draw:start-shape="id2" draw:start-glue-point="2" draw:end-shape="id3" draw:end-glue-point="3" svg:d="m6215 10271v511h3853" svg:viewBox="0 0 3854 512">
          <text:p/>
        </draw:connector>
        <draw:custom-shape draw:style-name="gr1" draw:text-style-name="P1" xml:id="id5" draw:id="id5" draw:layer="layout" svg:width="4.699cm" svg:height="1.778cm" svg:x="3.867cm" svg:y="14.193cm">
          <text:p text:style-name="P1">Agent 2</text:p>
          <text:p text:style-name="P1">(Q-learn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881cm" svg:height="1.778cm" svg:x="10.068cm" svg:y="12.793cm">
          <text:p text:style-name="P1">Measurement devi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068cm" svg:y1="13.682cm" svg:x2="6.216cm" svg:y2="14.193cm" draw:start-shape="id4" draw:start-glue-point="3" draw:end-shape="id5" draw:end-glue-point="0" svg:d="m10068 13682h-3852v511" svg:viewBox="0 0 3853 512">
          <text:p/>
        </draw:connector>
        <draw:custom-shape draw:style-name="gr1" draw:text-style-name="P1" xml:id="id6" draw:id="id6" draw:layer="layout" svg:width="7.881cm" svg:height="1.778cm" svg:x="10.069cm" svg:y="15.593cm">
          <text:p text:style-name="P1">Traffic control devi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16cm" svg:y1="15.971cm" svg:x2="10.069cm" svg:y2="16.482cm" draw:start-shape="id5" draw:start-glue-point="2" draw:end-shape="id6" draw:end-glue-point="3" svg:d="m6216 15971v511h3853" svg:viewBox="0 0 3854 512">
          <text:p/>
        </draw:connector>
        <draw:custom-shape draw:style-name="gr1" draw:text-style-name="P1" xml:id="id8" draw:id="id8" draw:layer="layout" svg:width="4.699cm" svg:height="1.778cm" svg:x="3.867cm" svg:y="19.693cm">
          <text:p text:style-name="P1">Agent 3</text:p>
          <text:p text:style-name="P1">(Q-learn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7.881cm" svg:height="1.778cm" svg:x="10.068cm" svg:y="18.293cm">
          <text:p text:style-name="P1">Measurement devi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068cm" svg:y1="19.182cm" svg:x2="6.216cm" svg:y2="19.693cm" draw:start-shape="id7" draw:start-glue-point="3" draw:end-shape="id8" draw:end-glue-point="0" svg:d="m10068 19182h-3852v511" svg:viewBox="0 0 3853 512">
          <text:p/>
        </draw:connector>
        <draw:custom-shape draw:style-name="gr1" draw:text-style-name="P1" xml:id="id9" draw:id="id9" draw:layer="layout" svg:width="7.881cm" svg:height="1.778cm" svg:x="10.069cm" svg:y="21.093cm">
          <text:p text:style-name="P1">Traffic control devi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216cm" svg:y1="21.471cm" svg:x2="10.069cm" svg:y2="21.982cm" draw:start-shape="id8" draw:start-glue-point="2" draw:end-shape="id9" draw:end-glue-point="3" svg:d="m6216 21471v511h3853" svg:viewBox="0 0 3854 512">
          <text:p/>
        </draw:connector>
        <draw:connector draw:style-name="gr3" draw:text-style-name="P1" draw:layer="layout" svg:x1="2.85cm" svg:y1="5.548cm" svg:x2="3.866cm" svg:y2="9.382cm" draw:start-shape="id10" draw:start-glue-point="3" draw:end-shape="id2" draw:end-glue-point="3" svg:d="m2850 5548h-502v3834h1518" svg:viewBox="0 0 1519 3835">
          <text:p/>
        </draw:connector>
        <draw:connector draw:style-name="gr3" draw:text-style-name="P1" draw:layer="layout" svg:x1="2.85cm" svg:y1="5.548cm" svg:x2="3.867cm" svg:y2="15.082cm" draw:start-shape="id10" draw:end-shape="id5" draw:end-glue-point="3" svg:d="m2850 5548h-502v9534h1519" svg:viewBox="0 0 1520 9535">
          <text:p/>
        </draw:connector>
        <draw:connector draw:style-name="gr3" draw:text-style-name="P1" draw:layer="layout" svg:x1="2.85cm" svg:y1="5.548cm" svg:x2="3.867cm" svg:y2="20.582cm" draw:start-shape="id10" draw:end-shape="id8" draw:end-glue-point="3" svg:d="m2850 5548h-502v15034h1519" svg:viewBox="0 0 1520 15035">
          <text:p/>
        </draw:connector>
        <draw:connector draw:style-name="gr2" draw:text-style-name="P1" draw:layer="layout" draw:type="lines" svg:x1="25.784cm" svg:y1="16.481cm" svg:x2="17.948cm" svg:y2="7.982cm" draw:start-shape="id11" draw:start-glue-point="2" draw:end-shape="id1" draw:end-glue-point="1" svg:d="m25784 16481h-501l-6835-8499h-500" svg:viewBox="0 0 7837 8500">
          <text:p/>
        </draw:connector>
        <draw:connector draw:style-name="gr2" draw:text-style-name="P1" draw:layer="layout" draw:type="lines" svg:x1="25.784cm" svg:y1="16.481cm" svg:x2="17.949cm" svg:y2="13.682cm" draw:start-shape="id11" draw:start-glue-point="2" draw:end-shape="id4" svg:d="m25784 16481h-501l-6834-2799h-500" svg:viewBox="0 0 7836 2800">
          <text:p/>
        </draw:connector>
        <draw:connector draw:style-name="gr2" draw:text-style-name="P1" draw:layer="layout" draw:type="lines" svg:x1="25.784cm" svg:y1="16.481cm" svg:x2="17.949cm" svg:y2="19.182cm" draw:start-shape="id11" draw:start-glue-point="2" draw:end-shape="id7" draw:end-glue-point="1" svg:d="m25784 16481h-501l-6834 2701h-500" svg:viewBox="0 0 7836 2702">
          <text:p/>
        </draw:connector>
        <draw:connector draw:style-name="gr4" draw:text-style-name="P1" draw:layer="layout" draw:type="lines" svg:x1="17.95cm" svg:y1="21.982cm" svg:x2="27.118cm" svg:y2="19.902cm" draw:start-shape="id9" draw:end-shape="id11" svg:d="m17950 21982h500l8668-1579v-501" svg:viewBox="0 0 9169 2081">
          <text:p/>
        </draw:connector>
        <draw:connector draw:style-name="gr4" draw:text-style-name="P1" draw:layer="layout" draw:type="lines" svg:x1="17.95cm" svg:y1="16.482cm" svg:x2="25.784cm" svg:y2="16.481cm" draw:start-shape="id6" draw:end-shape="id11" svg:d="m17950 16482h500l6833-1h501" svg:viewBox="0 0 7835 2">
          <text:p/>
        </draw:connector>
        <draw:connector draw:style-name="gr4" draw:text-style-name="P1" draw:layer="layout" draw:type="lines" svg:x1="17.949cm" svg:y1="10.782cm" svg:x2="27.118cm" svg:y2="13.06cm" draw:start-shape="id3" draw:start-glue-point="1" draw:end-shape="id11" draw:end-glue-point="3" svg:d="m17949 10782h500l8669 1777v501" svg:viewBox="0 0 9170 22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0.353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in </meta:initial-creator>
    <meta:creation-date>2013-07-21T19:08:29</meta:creation-date>
    <dc:date>2013-07-21T19:28:34</dc:date>
    <dc:creator>Marcin </dc:creator>
    <meta:editing-duration>PT4M32S</meta:editing-duration>
    <meta:editing-cycles>1</meta:editing-cycles>
    <meta:document-statistic meta:object-count="26"/>
    <meta:generator>LibreOffice/4.0.2.2$Linux_X86_64 LibreOffice_project/400m0$Build-2</meta:generator>
  </office:meta>
</office:document-meta>
</file>